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c671c7" officeooo:paragraph-rsid="00c671c7"/>
    </style:style>
    <style:style style:name="P2" style:family="paragraph" style:parent-style-name="Standard">
      <style:text-properties officeooo:paragraph-rsid="00c671c7"/>
    </style:style>
    <style:style style:name="P3" style:family="paragraph" style:parent-style-name="Standard">
      <style:text-properties officeooo:rsid="00c9db1b" officeooo:paragraph-rsid="00c9db1b"/>
    </style:style>
    <style:style style:name="P4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ad5dd9" officeooo:paragraph-rsid="00c347ea" style:font-size-asian="20pt" style:font-weight-asian="bold" style:font-size-complex="20pt" style:font-weight-complex="bold"/>
    </style:style>
    <style:style style:name="T1" style:family="text">
      <style:text-properties officeooo:rsid="00c671c7"/>
    </style:style>
    <style:style style:name="T2" style:family="text">
      <style:text-properties fo:font-size="18pt" officeooo:rsid="00c8ba02"/>
    </style:style>
    <style:style style:name="T3" style:family="text">
      <style:text-properties officeooo:rsid="00c9db1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ivisions</text:p>
      <text:p text:style-name="Standard"/>
      <text:p text:style-name="P1">Division euclidienne et problèmes concrets</text:p>
      <text:p text:style-name="P1">p82 : 6, 7, 5</text:p>
      <text:p text:style-name="P1">p83 : 9, 13, 14, 15, 16, 17, 18</text:p>
      <text:p text:style-name="P1">p86 : 46, 47, 51, 52, 53</text:p>
      <text:p text:style-name="P1">p88 : 69, 71, 74</text:p>
      <text:p text:style-name="P1"/>
      <text:p text:style-name="P1"/>
      <text:p text:style-name="P1">Multiples et diviseurs</text:p>
      <text:p text:style-name="P1">p83 : 19</text:p>
      <text:p text:style-name="P2"><text:span text:style-name="T1">p8</text:span><text:span text:style-name="T2">2</text:span><text:span text:style-name="T1"> : 4</text:span></text:p>
      <text:p text:style-name="P1">p87 : 56</text:p>
      <text:p text:style-name="P1">p88 : 70</text:p>
      <text:p text:style-name="P1"/>
      <text:p text:style-name="P1"/>
      <text:p text:style-name="P1">Critères de divisibilité</text:p>
      <text:p text:style-name="P1">p82 : 8</text:p>
      <text:p text:style-name="P1">p86 : 50</text:p>
      <text:p text:style-name="P1"/>
      <text:p text:style-name="P1"/>
      <text:p text:style-name="P1">Divisions décimales</text:p>
      <text:p text:style-name="P1">p84 : 27, 28, 29, 30, 31, 35, 36, 40</text:p>
      <text:p text:style-name="P1">p87 : 59, 60, 61, 67</text:p>
      <text:p text:style-name="P1">p89 : 78, 80</text:p>
      <text:p text:style-name="P1"/>
      <text:p text:style-name="P1"/>
      <text:p text:style-name="P1"><text:span text:style-name="T3">P</text:span>roblèmes concrets</text:p>
      <text:p text:style-name="P3">p91 : 93, 94, 95, 96, 97, 98, 9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3H33M28S</meta:editing-duration>
    <meta:editing-cycles>157</meta:editing-cycles>
    <meta:generator>LibreOffice/7.3.7.2$Linux_X86_64 LibreOffice_project/30$Build-2</meta:generator>
    <meta:initial-creator>Véronique et Thibaud FONTANET</meta:initial-creator>
    <dc:date>2025-04-01T16:19:55.675882983</dc:date>
    <meta:document-statistic meta:table-count="0" meta:image-count="0" meta:object-count="0" meta:page-count="1" meta:paragraph-count="20" meta:word-count="89" meta:character-count="364" meta:non-whitespace-character-count="295"/>
  </office:meta>
</office:document-meta>
</file>